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6.53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26"/>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4"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style-name="ce7" office:value-type="string" calcext:value-type="string">
            <text:p><text:a xlink:href="https://doi.org/10.1145/1455770.1455820" xlink:type="simple">10.1145/1455770.1455820</text:a></text:p>
          </table:table-cell>
          <table:table-cell office:value-type="string" calcext:value-type="string">
            <text:p>https://www.microsoft.com/en-us/research/wp-content/uploads/2016/02/tupni-ccs08.pdf</text:p>
          </table:table-cell>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style-name="ce7" office:value-type="string" calcext:value-type="string">
            <text:p><text:a xlink:href="https://doi.org/10.1109/SP.2009.14" xlink:type="simple">10.1109/SP.2009.14</text:a></text:p>
          </table:table-cell>
          <table:table-cell office:value-type="string" calcext:value-type="string">
            <text:p>http://citeseerx.ist.psu.edu/viewdoc/download?doi=10.1.1.720.3272&amp;rep=rep1&amp;type=pdf</text:p>
          </table:table-cell>
          <table:table-cell office:value-type="string" calcext:value-type="string">
            <text:p>Dynamic taint-analysis with following message clustering, optionally provides fuzzing candidates for Peach fuzzer</text:p>
          </table:table-cell>
          <table:table-cell table:number-columns-repeated="4" office:value-type="string" calcext:value-type="string">
            <text:p>x</text:p>
          </table:table-cell>
          <table:table-cell/>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office:value-type="string" calcext:value-type="string">
            <text:p>10.1109/TrustCom.2013.21</text:p>
          </table:table-cell>
          <table:table-cell/>
          <table:table-cell office:value-type="string" calcext:value-type="string">
            <text:p>Capturing of data, identifying frames and inferring the format by looking and frequency of frames and doing association analysis (using Apriori and FP-Growth).</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style-name="ce7" office:value-type="string" calcext:value-type="string">
            <text:p><text:a xlink:href="https://doi.org/10.1145/2939918.2939921" xlink:type="simple">10.1145/2939918.2939921</text:a></text:p>
          </table:table-cell>
          <table:table-cell office:value-type="string" calcext:value-type="string">
            <text:p>https://koasas.kaist.ac.kr/bitstream/10203/215875/1/choi_wisec2016.pdf</text:p>
          </table:table-cell>
          <table:table-cell office:value-type="string" calcext:value-type="string">
            <text:p>Pcap files are provided with context information (i.e. known MAC address), then grouping and analysing (looking for CRC, N-gram, Entropy, Features, Ranges), afterwards report creation based on scoring.</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scored analysis reports, spoofing candidates</text:p>
          </table:table-cell>
          <table:table-cell table:number-columns-repeated="3"/>
          <table:table-cell office:value-type="string" calcext:value-type="string">
            <text:p>IEEE 802.15.4 proprietary protocols, 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style-name="ce7" office:value-type="string" calcext:value-type="string">
            <text:p><text:a xlink:href="https://doi.org/10.1109/WARTIA.2014.6976411" xlink:type="simple">10.1109/WARTIA.2014.6976411</text:a></text:p>
          </table:table-cell>
          <table:table-cell/>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Identify Botnet traffic and try to infer the botnet type by using signatures</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6">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3"/>
          <table:table-cell office:value-type="string" calcext:value-type="string">
            <text:p>https://web.archive.org/web/20090416234849/http://4tphi.net/~awalters/PI/PI.html</text:p>
          </table:table-cell>
          <table:table-cell table:number-columns-repeated="1003"/>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Using extended voting expert algorithm to infer boundaries of fields, otherwise using three phase which are tokenizing, classifying and clustering.</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3">
          <table:table-cell office:value-type="string" calcext:value-type="string">
            <text:p>Proword</text:p>
          </table:table-cell>
          <table:table-cell office:value-type="float" office:value="2014" calcext:value-type="float">
            <text:p>2014</text:p>
          </table:table-cell>
          <table:table-cell table:style-name="ce7" office:value-type="string" calcext:value-type="string">
            <text:p>Z. Zhang, Z. Zhang, P. P. C. Lee, Y. Liu, and G. Xie, “ProWord: An unsupervised approach to protocol feature word extraction,” in IEEE INFOCOM 2014 - IEEE Conference on Computer Communications, Toronto, ON, Canada, Apr. 2014, pp. 1393–1401, doi: <text:a xlink:href="https://doi.org/10.1109/INFOCOM.2014.6848073" xlink:type="simple">10.1109/INFOCOM.2014.6848073</text:a>. </text:p>
          </table:table-cell>
          <table:table-cell table:style-name="ce7" office:value-type="string" calcext:value-type="string">
            <text:p><text:a xlink:href="https://doi.org/10.1109/INFOCOM.2014.6848073" xlink:type="simple">10.1109/INFOCOM.2014.6848073</text:a></text:p>
          </table:table-cell>
          <table:table-cell office:value-type="string" calcext:value-type="string">
            <text:p>http://adslab.cse.cuhk.edu.hk/pubs/infocom14proword.pdf</text:p>
          </table:table-cell>
          <table:table-cell office:value-type="string" calcext:value-type="string">
            <text:p>Please review</text:p>
          </table:table-cell>
          <table:table-cell table:number-columns-repeated="1013"/>
        </table:table-row>
        <table:table-row table:style-name="ro1" table:number-rows-repeated="1048515">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7">00.00.0000</text:date>, <text:time style:data-style-name="N2" text:time-value="11:02:06.5837661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1-01-07T11:05:15.466084170</dc:date>
    <meta:editing-duration>P2DT13H10M3S</meta:editing-duration>
    <meta:editing-cycles>79</meta:editing-cycles>
    <meta:generator>LibreOffice/6.4.7.2$Linux_X86_64 LibreOffice_project/40$Build-2</meta:generator>
    <meta:document-statistic meta:table-count="1" meta:cell-count="500" meta:object-count="0"/>
  </office:meta>
</office:document-meta>
</file>